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style:font-name="Times New Roman" fo:font-size="10pt" style:font-size-asian="10pt" style:font-size-complex="10pt"/>
    </style:style>
    <style:style style:name="P5"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6"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7"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0" style:family="paragraph" style:parent-style-name="Text_20_body">
      <style:paragraph-properties fo:margin-left="0in" fo:margin-right="0in" fo:margin-top="0in" fo:margin-bottom="0.1043in" fo:orphans="2" fo:widows="2" fo:text-indent="0in" style:auto-text-indent="false"/>
    </style:style>
    <style:style style:name="P11" style:family="paragraph" style:parent-style-name="Standard">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font-size="15pt" fo:font-weight="bold" style:font-size-asian="15pt" style:font-weight-asian="bold" style:font-size-complex="15pt" style:font-weight-complex="bold"/>
    </style:style>
    <style:style style:name="P13" style:family="paragraph" style:parent-style-name="Heading_20_4">
      <style:paragraph-properties fo:margin-top="0in" fo:margin-bottom="0in" fo:text-align="start" style:justify-single-word="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17"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style>
    <style:style style:name="P18"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tab-stops>
          <style:tab-stop style:position="0in"/>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9"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style>
    <style:style style:name="P20"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weight="bold" style:font-weight-asian="bold" style:font-weight-complex="bold"/>
    </style:style>
    <style:style style:name="P21"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2"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ab-stops>
          <style:tab-stop style:position="0in"/>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23"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text-properties fo:font-weight="bold" style:font-weight-asian="bold" style:font-weight-complex="bold"/>
    </style:style>
    <style:style style:name="P24" style:family="paragraph" style:parent-style-name="Text_20_body" style:master-page-name="">
      <style:paragraph-properties fo:margin-left="1in" fo:margin-right="0in" fo:margin-top="0in" fo:margin-bottom="0in" fo:text-align="start" style:justify-single-word="false" fo:orphans="2" fo:widows="2" fo:text-indent="0in" style:auto-text-indent="false" style:page-number="auto" fo:padding="0in" fo:border="none"/>
    </style:style>
    <style:style style:name="P25" style:family="paragraph" style:parent-style-name="Text_20_body">
      <style:paragraph-properties fo:margin-left="1in" fo:margin-right="0in" fo:margin-top="0in" fo:margin-bottom="0in" fo:text-align="start" style:justify-single-word="false" fo:orphans="2" fo:widows="2" fo:text-indent="0in" style:auto-text-indent="false" fo:padding="0in" fo:border="none"/>
    </style:style>
    <style:style style:name="P26"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style>
    <style:style style:name="P27"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tab-stops>
          <style:tab-stop style:position="0in"/>
        </style:tab-stops>
      </style:paragraph-properties>
    </style:style>
    <style:style style:name="P28"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tab-stops>
          <style:tab-stop style:position="0in"/>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29"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style>
    <style:style style:name="P30"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ab-stops>
          <style:tab-stop style:position="0in"/>
        </style:tab-stops>
      </style:paragraph-properties>
    </style:style>
    <style:style style:name="P31"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ab-stops>
          <style:tab-stop style:position="0in"/>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32"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ab-stops>
          <style:tab-stop style:position="0in"/>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33"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style>
    <style:style style:name="P34" style:family="paragraph" style:parent-style-name="Standard">
      <style:text-properties fo:color="#000000" style:font-name="Times New Roman" fo:font-size="10pt" style:font-size-asian="10pt" style:font-size-complex="10pt"/>
    </style:style>
    <style:style style:name="P35" style:family="paragraph" style:parent-style-name="Standard">
      <style:text-properties fo:color="#000000" style:font-name="Times New Roman" fo:font-size="10pt" fo:font-weight="bold" style:font-size-asian="10pt" style:font-weight-asian="bold" style:font-size-complex="10pt" style:font-weight-complex="bold"/>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color="#000000" style:font-name="Times New Roman" fo:font-size="10pt" fo:letter-spacing="normal" fo:font-style="normal" fo:font-weight="bold" style:font-size-asian="10pt" style:font-size-complex="10pt"/>
    </style:style>
    <style:style style:name="T6" style:family="text">
      <style:text-properties fo:font-variant="normal" fo:text-transform="none" fo:color="#000000" style:font-name="Times New Roman" fo:font-size="10pt" fo:letter-spacing="normal" fo:font-style="normal" fo:font-weight="normal" style:font-size-asian="10pt" style:font-size-complex="10pt"/>
    </style:style>
    <style:style style:name="T7"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8" style:family="text">
      <style:text-properties fo:font-variant="normal" fo:text-transform="none" fo:color="#000000" style:font-name="Times New Roman" fo:font-size="10pt" fo:letter-spacing="normal" fo:font-style="normal" style:font-size-asian="10pt" style:font-size-complex="10pt"/>
    </style:style>
    <style:style style:name="T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0"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1"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2"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13" style:family="text">
      <style:text-properties fo:font-variant="normal" fo:text-transform="none" style:text-position="super 58%" fo:letter-spacing="normal" fo:font-style="normal" fo:font-weight="normal" style:font-weight-asian="normal" style:font-weight-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fo:font-size="10pt" style:font-size-asian="10pt" style:font-size-complex="10pt"/>
    </style:style>
    <style:style style:name="T18" style:family="text">
      <style:text-properties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nger</text:p>
      <text:p text:style-name="P35"><text:span text:style-name="T1">For those who relish the thrill of the hunt, there are only predators and prey. Be they trackers, or bounty hunters, rangers share much in common: unique mastery of specialized weapons, skill at stalking even the most elusive game, and the expertise to defeat a wide range of quarries. Knowledgeable, patient, and skilled hunters, these rangers hound man, beast, and monster alike, gaining insight into the way of the predator, skill in varied environments, and ever more lethal martial prowess. While some track man-eating creatures to protect the frontier, others pursue more cunning game—even fugitives among their own people.</text:span> </text:p>
      <text:p text:style-name="P11"/>
      <text:p text:style-name="P14"><text:span text:style-name="T14">Alignment</text:span>: Any</text:p>
      <text:p text:style-name="P8"><text:span text:style-name="T14">Hit Die</text:span>: d10</text:p>
      <text:p text:style-name="P8"><text:span text:style-name="T14">Starting Wealth</text:span>: 5d6 × 10 gp. In addition, each character begins play with an outfit worth 10 gp or less.</text:p>
      <text:p text:style-name="P9"><text:bookmark text:name="Class_Skills"/>Class Skills</text:p>
      <text:p text:style-name="P10"><text:span text:style-name="T6">The ranger’s class skills are </text:span><text:a xlink:type="simple" xlink:href="https://www.d20pfsrd.com/skills/climb" text:style-name="Internet_20_link" text:visited-style-name="Visited_20_Internet_20_Link"><text:span text:style-name="T11">Climb</text:span></text:a><text:span text:style-name="T6"> (</text:span><text:a xlink:type="simple" xlink:href="https://www.d20pfsrd.com/basics-ability-scores/ability-scores#TOC-Strength-Str-" text:style-name="Internet_20_link" text:visited-style-name="Visited_20_Internet_20_Link"><text:span text:style-name="T11">Str</text:span></text:a><text:span text:style-name="T6">), </text:span><text:a xlink:type="simple" xlink:href="https://www.d20pfsrd.com/skills/craft" text:style-name="Internet_20_link" text:visited-style-name="Visited_20_Internet_20_Link"><text:span text:style-name="T11">Craft</text:span></text:a><text:span text:style-name="T6"> (</text:span><text:a xlink:type="simple" xlink:href="https://www.d20pfsrd.com/basics-ability-scores/ability-scores#TOC-Intelligence-Int-" text:style-name="Internet_20_link" text:visited-style-name="Visited_20_Internet_20_Link"><text:span text:style-name="T11">Int</text:span></text:a><text:span text:style-name="T6">), </text:span><text:a xlink:type="simple" xlink:href="https://www.d20pfsrd.com/skills/handle-animal" text:style-name="Internet_20_link" text:visited-style-name="Visited_20_Internet_20_Link"><text:span text:style-name="T11">Handle Animal</text:span></text:a><text:span text:style-name="T6"> (</text:span><text:a xlink:type="simple" xlink:href="https://www.d20pfsrd.com/basics-ability-scores/ability-scores#TOC-Charisma-Cha-" text:style-name="Internet_20_link" text:visited-style-name="Visited_20_Internet_20_Link"><text:span text:style-name="T11">Cha</text:span></text:a><text:span text:style-name="T6">), </text:span><text:a xlink:type="simple" xlink:href="https://www.d20pfsrd.com/skills/heal" text:style-name="Internet_20_link" text:visited-style-name="Visited_20_Internet_20_Link"><text:span text:style-name="T11">Heal</text:span></text:a><text:span text:style-name="T6"> (</text:span><text:a xlink:type="simple" xlink:href="https://www.d20pfsrd.com/basics-ability-scores/ability-scores#TOC-Wisdom-Wis-" text:style-name="Internet_20_link" text:visited-style-name="Visited_20_Internet_20_Link"><text:span text:style-name="T11">Wis</text:span></text:a><text:span text:style-name="T6">), </text:span><text:a xlink:type="simple" xlink:href="https://www.d20pfsrd.com/skills/intimidate" text:style-name="Internet_20_link" text:visited-style-name="Visited_20_Internet_20_Link"><text:span text:style-name="T11">Intimidate</text:span></text:a><text:span text:style-name="T6"> (</text:span><text:a xlink:type="simple" xlink:href="https://www.d20pfsrd.com/basics-ability-scores/ability-scores#TOC-Charisma-Cha-" text:style-name="Internet_20_link" text:visited-style-name="Visited_20_Internet_20_Link"><text:span text:style-name="T11">Cha</text:span></text:a><text:span text:style-name="T6">), </text:span><text:a xlink:type="simple" xlink:href="https://www.d20pfsrd.com/skills/knowledge" text:style-name="Internet_20_link" text:visited-style-name="Visited_20_Internet_20_Link"><text:span text:style-name="T11">Knowledge</text:span></text:a><text:span text:style-name="T6"> (dungeoneering) (</text:span><text:a xlink:type="simple" xlink:href="https://www.d20pfsrd.com/basics-ability-scores/ability-scores#TOC-Intelligence-Int-" text:style-name="Internet_20_link" text:visited-style-name="Visited_20_Internet_20_Link"><text:span text:style-name="T11">Int</text:span></text:a><text:span text:style-name="T6">), </text:span><text:a xlink:type="simple" xlink:href="https://www.d20pfsrd.com/skills/knowledge" text:style-name="Internet_20_link" text:visited-style-name="Visited_20_Internet_20_Link"><text:span text:style-name="T11">Knowledge</text:span></text:a><text:span text:style-name="T6"> (geography) (</text:span><text:a xlink:type="simple" xlink:href="https://www.d20pfsrd.com/basics-ability-scores/ability-scores#TOC-Intelligence-Int-" text:style-name="Internet_20_link" text:visited-style-name="Visited_20_Internet_20_Link"><text:span text:style-name="T11">Int</text:span></text:a><text:span text:style-name="T6">), </text:span><text:a xlink:type="simple" xlink:href="https://www.d20pfsrd.com/skills/knowledge" text:style-name="Internet_20_link" text:visited-style-name="Visited_20_Internet_20_Link"><text:span text:style-name="T11">Knowledge</text:span></text:a><text:span text:style-name="T6"> (nature) (</text:span><text:a xlink:type="simple" xlink:href="https://www.d20pfsrd.com/basics-ability-scores/ability-scores#TOC-Intelligence-Int-" text:style-name="Internet_20_link" text:visited-style-name="Visited_20_Internet_20_Link"><text:span text:style-name="T11">Int</text:span></text:a><text:span text:style-name="T6">), </text:span><text:a xlink:type="simple" xlink:href="https://www.d20pfsrd.com/skills/perception" text:style-name="Internet_20_link" text:visited-style-name="Visited_20_Internet_20_Link"><text:span text:style-name="T11">Perception</text:span></text:a><text:span text:style-name="T6"> (</text:span><text:a xlink:type="simple" xlink:href="https://www.d20pfsrd.com/basics-ability-scores/ability-scores#TOC-Wisdom-Wis-" text:style-name="Internet_20_link" text:visited-style-name="Visited_20_Internet_20_Link"><text:span text:style-name="T11">Wis</text:span></text:a><text:span text:style-name="T6">), </text:span><text:a xlink:type="simple" xlink:href="https://www.d20pfsrd.com/skills/profession" text:style-name="Internet_20_link" text:visited-style-name="Visited_20_Internet_20_Link"><text:span text:style-name="T11">Profession</text:span></text:a><text:span text:style-name="T6"> (</text:span><text:a xlink:type="simple" xlink:href="https://www.d20pfsrd.com/basics-ability-scores/ability-scores#TOC-Wisdom-Wis-" text:style-name="Internet_20_link" text:visited-style-name="Visited_20_Internet_20_Link"><text:span text:style-name="T11">Wis</text:span></text:a><text:span text:style-name="T6">), </text:span><text:a xlink:type="simple" xlink:href="https://www.d20pfsrd.com/skills/ride" text:style-name="Internet_20_link" text:visited-style-name="Visited_20_Internet_20_Link"><text:span text:style-name="T11">Ride</text:span></text:a><text:span text:style-name="T6"> (</text:span><text:a xlink:type="simple" xlink:href="https://www.d20pfsrd.com/basics-ability-scores/ability-scores#TOC-Dexterity-Dex-" text:style-name="Internet_20_link" text:visited-style-name="Visited_20_Internet_20_Link"><text:span text:style-name="T11">Dex</text:span></text:a><text:span text:style-name="T6">), </text:span><text:a xlink:type="simple" xlink:href="https://www.d20pfsrd.com/skills/spellcraft" text:style-name="Internet_20_link" text:visited-style-name="Visited_20_Internet_20_Link"><text:span text:style-name="T11">Spellcraft</text:span></text:a><text:span text:style-name="T6"> (</text:span><text:a xlink:type="simple" xlink:href="https://www.d20pfsrd.com/basics-ability-scores/ability-scores#TOC-Intelligence-Int-" text:style-name="Internet_20_link" text:visited-style-name="Visited_20_Internet_20_Link"><text:span text:style-name="T11">Int</text:span></text:a><text:span text:style-name="T6">), </text:span><text:a xlink:type="simple" xlink:href="https://www.d20pfsrd.com/skills/stealth" text:style-name="Internet_20_link" text:visited-style-name="Visited_20_Internet_20_Link"><text:span text:style-name="T11">Stealth</text:span></text:a><text:span text:style-name="T6"> (</text:span><text:a xlink:type="simple" xlink:href="https://www.d20pfsrd.com/basics-ability-scores/ability-scores#TOC-Dexterity-Dex-" text:style-name="Internet_20_link" text:visited-style-name="Visited_20_Internet_20_Link"><text:span text:style-name="T11">Dex</text:span></text:a><text:span text:style-name="T6">), </text:span><text:a xlink:type="simple" xlink:href="https://www.d20pfsrd.com/skills/survival" text:style-name="Internet_20_link" text:visited-style-name="Visited_20_Internet_20_Link"><text:span text:style-name="T11">Survival</text:span></text:a><text:span text:style-name="T6"> (</text:span><text:a xlink:type="simple" xlink:href="https://www.d20pfsrd.com/basics-ability-scores/ability-scores#TOC-Wisdom-Wis-" text:style-name="Internet_20_link" text:visited-style-name="Visited_20_Internet_20_Link"><text:span text:style-name="T11">Wis</text:span></text:a><text:span text:style-name="T6">), and </text:span><text:a xlink:type="simple" xlink:href="https://www.d20pfsrd.com/skills/swim" text:style-name="Internet_20_link" text:visited-style-name="Visited_20_Internet_20_Link"><text:span text:style-name="T11">Swim</text:span></text:a><text:span text:style-name="T6"> (</text:span><text:a xlink:type="simple" xlink:href="https://www.d20pfsrd.com/basics-ability-scores/ability-scores#TOC-Strength-Str-" text:style-name="Internet_20_link" text:visited-style-name="Visited_20_Internet_20_Link"><text:span text:style-name="T11">Str</text:span></text:a><text:span text:style-name="T6">).</text:span></text:p>
      <text:p text:style-name="P10"><text:bookmark text:name="TOC-Skill-Ranks-per-Level"/><text:span text:style-name="T5">Skill Ranks per Level</text:span><text:span text:style-name="T6">: 7 + </text:span><text:a xlink:type="simple" xlink:href="https://www.d20pfsrd.com/basics-ability-scores/ability-scores#TOC-Intelligence-Int-" text:style-name="Internet_20_link" text:visited-style-name="Visited_20_Internet_20_Link"><text:span text:style-name="T11">Int</text:span></text:a><text:span text:style-name="T6"> modifier.</text:span></text:p>
      <text:p text:style-name="P10"><text:span text:style-name="Strong_20_Emphasis"><text:span text:style-name="T8">Weapon and Armor Proficiency:</text:span></text:span><text:span text:style-name="T7"> </text:span><text:span text:style-name="T6">A ranger is proficient with all </text:span><text:a xlink:type="simple" xlink:href="https://www.d20pfsrd.com/equipment/weapons#simple-martial-and-exotic-weapons" text:style-name="Internet_20_link" text:visited-style-name="Visited_20_Internet_20_Link"><text:span text:style-name="T9">simple</text:span></text:a><text:span text:style-name="T6"> and </text:span><text:a xlink:type="simple" xlink:href="https://www.d20pfsrd.com/equipment/weapons#simple-martial-and-exotic-weapons" text:style-name="Internet_20_link" text:visited-style-name="Visited_20_Internet_20_Link"><text:span text:style-name="T9">martial</text:span></text:a><text:span text:style-name="T6"> weapons and with light </text:span><text:a xlink:type="simple" xlink:href="https://www.d20pfsrd.com/basics-ability-scores/glossary#TOC-Armor-Bonus" text:style-name="Internet_20_link" text:visited-style-name="Visited_20_Internet_20_Link"><text:span text:style-name="T9">armor</text:span></text:a><text:span text:style-name="T6">, medium </text:span><text:a xlink:type="simple" xlink:href="https://www.d20pfsrd.com/basics-ability-scores/glossary#TOC-Armor-Bonus" text:style-name="Internet_20_link" text:visited-style-name="Visited_20_Internet_20_Link"><text:span text:style-name="T9">armor</text:span></text:a><text:span text:style-name="T6">, and shields (except tower shields).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Level</text:p>
          </table:table-cell>
          <table:table-cell table:style-name="Table1.A1" office:value-type="string">
            <text:p text:style-name="P5">BAB</text:p>
          </table:table-cell>
          <table:table-cell table:style-name="Table1.A1" office:value-type="string">
            <text:p text:style-name="P7">Fort</text:p>
          </table:table-cell>
          <table:table-cell table:style-name="Table1.A1" office:value-type="string">
            <text:p text:style-name="P7">Ref</text:p>
          </table:table-cell>
          <table:table-cell table:style-name="Table1.A1" office:value-type="string">
            <text:p text:style-name="P7">Will</text:p>
          </table:table-cell>
          <table:table-cell table:style-name="Table1.A1" office:value-type="string">
            <text:p text:style-name="P7">Special</text:p>
          </table:table-cell>
        </table:table-row>
        <table:table-row>
          <table:table-cell table:style-name="Table1.A2" office:value-type="string">
            <text:p text:style-name="P6">1st</text:p>
          </table:table-cell>
          <table:table-cell table:style-name="Table1.B2" office:value-type="float" office:value="1">
            <text:p text:style-name="P6">1</text:p>
          </table:table-cell>
          <table:table-cell table:style-name="Table1.B2" office:value-type="float" office:value="2">
            <text:p text:style-name="P6">2</text:p>
          </table:table-cell>
          <table:table-cell table:style-name="Table1.A2" office:value-type="string">
            <text:p text:style-name="P6">+2</text:p>
          </table:table-cell>
          <table:table-cell table:style-name="Table1.A2" office:value-type="string">
            <text:p text:style-name="P6">+0</text:p>
          </table:table-cell>
          <table:table-cell table:style-name="Table1.A2" office:value-type="string">
            <text:p text:style-name="P6">Favored Enemy, Expert Tracker </text:p>
          </table:table-cell>
        </table:table-row>
        <table:table-row>
          <table:table-cell table:style-name="Table1.A2" office:value-type="string">
            <text:p text:style-name="P6">2nd</text:p>
          </table:table-cell>
          <table:table-cell table:style-name="Table1.B2" office:value-type="float" office:value="2">
            <text:p text:style-name="P6">2</text:p>
          </table:table-cell>
          <table:table-cell table:style-name="Table1.B2" office:value-type="float" office:value="3">
            <text:p text:style-name="P6">3</text:p>
          </table:table-cell>
          <table:table-cell table:style-name="Table1.A2" office:value-type="string">
            <text:p text:style-name="P6">+3</text:p>
          </table:table-cell>
          <table:table-cell table:style-name="Table1.A2" office:value-type="string">
            <text:p text:style-name="P6">+0</text:p>
          </table:table-cell>
          <table:table-cell table:style-name="Table1.A2" office:value-type="string">
            <text:p text:style-name="P6">Wild Empathy, Combat Style</text:p>
          </table:table-cell>
        </table:table-row>
        <table:table-row>
          <table:table-cell table:style-name="Table1.A2" office:value-type="string">
            <text:p text:style-name="P6">3rd</text:p>
          </table:table-cell>
          <table:table-cell table:style-name="Table1.B2" office:value-type="float" office:value="3">
            <text:p text:style-name="P6">3</text:p>
          </table:table-cell>
          <table:table-cell table:style-name="Table1.B2" office:value-type="float" office:value="3">
            <text:p text:style-name="P6">3</text:p>
          </table:table-cell>
          <table:table-cell table:style-name="Table1.A2" office:value-type="string">
            <text:p text:style-name="P6">+3</text:p>
          </table:table-cell>
          <table:table-cell table:style-name="Table1.A2" office:value-type="string">
            <text:p text:style-name="P6">+1</text:p>
          </table:table-cell>
          <table:table-cell table:style-name="Table1.A2" office:value-type="string">
            <text:p text:style-name="P6">Endurance, Favored Terrain</text:p>
          </table:table-cell>
        </table:table-row>
        <table:table-row>
          <table:table-cell table:style-name="Table1.A2" office:value-type="string">
            <text:p text:style-name="P6">4th</text:p>
          </table:table-cell>
          <table:table-cell table:style-name="Table1.B2" office:value-type="float" office:value="4">
            <text:p text:style-name="P6">4</text:p>
          </table:table-cell>
          <table:table-cell table:style-name="Table1.B2" office:value-type="float" office:value="4">
            <text:p text:style-name="P6">4</text:p>
          </table:table-cell>
          <table:table-cell table:style-name="Table1.A2" office:value-type="string">
            <text:p text:style-name="P6">+4</text:p>
          </table:table-cell>
          <table:table-cell table:style-name="Table1.A2" office:value-type="string">
            <text:p text:style-name="P6">+1</text:p>
          </table:table-cell>
          <table:table-cell table:style-name="Table1.A2" office:value-type="string">
            <text:p text:style-name="P6">Hunter's Bond, Spellcasting</text:p>
          </table:table-cell>
        </table:table-row>
        <table:table-row>
          <table:table-cell table:style-name="Table1.A2" office:value-type="string">
            <text:p text:style-name="P6">5th</text:p>
          </table:table-cell>
          <table:table-cell table:style-name="Table1.B2" office:value-type="float" office:value="5">
            <text:p text:style-name="P6">5</text:p>
          </table:table-cell>
          <table:table-cell table:style-name="Table1.B2" office:value-type="float" office:value="4">
            <text:p text:style-name="P6">4</text:p>
          </table:table-cell>
          <table:table-cell table:style-name="Table1.A2" office:value-type="string">
            <text:p text:style-name="P6">+4</text:p>
          </table:table-cell>
          <table:table-cell table:style-name="Table1.A2" office:value-type="string">
            <text:p text:style-name="P6">+1</text:p>
          </table:table-cell>
          <table:table-cell table:style-name="Table1.A2" office:value-type="string">
            <text:p text:style-name="P6">Martial Mastery</text:p>
          </table:table-cell>
        </table:table-row>
        <table:table-row>
          <table:table-cell table:style-name="Table1.A2" office:value-type="string">
            <text:p text:style-name="P6">6th</text:p>
          </table:table-cell>
          <table:table-cell table:style-name="Table1.B2" office:value-type="float" office:value="6">
            <text:p text:style-name="P6">6</text:p>
          </table:table-cell>
          <table:table-cell table:style-name="Table1.B2" office:value-type="float" office:value="5">
            <text:p text:style-name="P6">5</text:p>
          </table:table-cell>
          <table:table-cell table:style-name="Table1.A2" office:value-type="string">
            <text:p text:style-name="P6">+5</text:p>
          </table:table-cell>
          <table:table-cell table:style-name="Table1.A2" office:value-type="string">
            <text:p text:style-name="P6">+2</text:p>
          </table:table-cell>
          <table:table-cell table:style-name="Table1.A2" office:value-type="string">
            <text:p text:style-name="P6">Animal Specialty</text:p>
          </table:table-cell>
        </table:table-row>
        <table:table-row>
          <table:table-cell table:style-name="Table1.A2" office:value-type="string">
            <text:p text:style-name="P6">7th</text:p>
          </table:table-cell>
          <table:table-cell table:style-name="Table1.B2" office:value-type="float" office:value="7">
            <text:p text:style-name="P6">7</text:p>
          </table:table-cell>
          <table:table-cell table:style-name="Table1.B2" office:value-type="float" office:value="5">
            <text:p text:style-name="P6">5</text:p>
          </table:table-cell>
          <table:table-cell table:style-name="Table1.A2" office:value-type="string">
            <text:p text:style-name="P6">+5</text:p>
          </table:table-cell>
          <table:table-cell table:style-name="Table1.A2" office:value-type="string">
            <text:p text:style-name="P6">+2</text:p>
          </table:table-cell>
          <table:table-cell table:style-name="Table1.A2" office:value-type="string">
            <text:p text:style-name="P6">Magical Specialty</text:p>
          </table:table-cell>
        </table:table-row>
        <table:table-row>
          <table:table-cell table:style-name="Table1.A2" office:value-type="string">
            <text:p text:style-name="P6">8th</text:p>
          </table:table-cell>
          <table:table-cell table:style-name="Table1.B2" office:value-type="float" office:value="8">
            <text:p text:style-name="P6">8</text:p>
          </table:table-cell>
          <table:table-cell table:style-name="Table1.B2" office:value-type="float" office:value="6">
            <text:p text:style-name="P6">6</text:p>
          </table:table-cell>
          <table:table-cell table:style-name="Table1.A2" office:value-type="string">
            <text:p text:style-name="P6">+6</text:p>
          </table:table-cell>
          <table:table-cell table:style-name="Table1.A2" office:value-type="string">
            <text:p text:style-name="P6">+2</text:p>
          </table:table-cell>
          <table:table-cell table:style-name="Table1.A2" office:value-type="string">
            <text:p text:style-name="P6">Quarry</text:p>
          </table:table-cell>
        </table:table-row>
        <table:table-row>
          <table:table-cell table:style-name="Table1.A2" office:value-type="string">
            <text:p text:style-name="P6">9th</text:p>
          </table:table-cell>
          <table:table-cell table:style-name="Table1.B2" office:value-type="float" office:value="9">
            <text:p text:style-name="P6">9</text:p>
          </table:table-cell>
          <table:table-cell table:style-name="Table1.B2" office:value-type="float" office:value="6">
            <text:p text:style-name="P6">6</text:p>
          </table:table-cell>
          <table:table-cell table:style-name="Table1.A2" office:value-type="string">
            <text:p text:style-name="P6">+6</text:p>
          </table:table-cell>
          <table:table-cell table:style-name="Table1.A2" office:value-type="string">
            <text:p text:style-name="P6">+3</text:p>
          </table:table-cell>
          <table:table-cell table:style-name="Table1.A2" office:value-type="string">
            <text:p text:style-name="P6">Loyal Companion</text:p>
          </table:table-cell>
        </table:table-row>
        <table:table-row>
          <table:table-cell table:style-name="Table1.A2" office:value-type="string">
            <text:p text:style-name="P6">10th</text:p>
          </table:table-cell>
          <table:table-cell table:style-name="Table1.B2" office:value-type="float" office:value="10">
            <text:p text:style-name="P6">10</text:p>
          </table:table-cell>
          <table:table-cell table:style-name="Table1.B2" office:value-type="float" office:value="7">
            <text:p text:style-name="P6">7</text:p>
          </table:table-cell>
          <table:table-cell table:style-name="Table1.A2" office:value-type="string">
            <text:p text:style-name="P6">+7</text:p>
          </table:table-cell>
          <table:table-cell table:style-name="Table1.A2" office:value-type="string">
            <text:p text:style-name="P6">+3</text:p>
          </table:table-cell>
          <table:table-cell table:style-name="Table1.A2" office:value-type="string">
            <text:h text:style-name="P13" text:outline-level="4"><text:bookmark text:name="Master_Hunter_Ex"/>Master Hunter</text:h>
          </table:table-cell>
        </table:table-row>
      </table:table>
      <text:p text:style-name="P34"/>
      <text:p text:style-name="P1"><text:span text:style-name="Strong_20_Emphasis"><text:span text:style-name="T4">Favored Enemy (Ex):<text:line-break/></text:span></text:span><text:span text:style-name="Strong_20_Emphasis"><text:span text:style-name="T7">At 1st level , a ranger selects a creature type from the ranger </text:span></text:span><text:a xlink:type="simple" xlink:href="https://www.d20pfsrd.com/classes/Core-Classes/ranger/#Ranger-Favored-Enemies-Table" text:style-name="Internet_20_link" text:visited-style-name="Visited_20_Internet_20_Link"><text:span text:style-name="Strong_20_Emphasis"><text:span text:style-name="T10">favored enemies</text:span></text:span></text:a><text:span text:style-name="Strong_20_Emphasis"><text:span text:style-name="T4"> </text:span></text:span><text:span text:style-name="Strong_20_Emphasis"><text:span text:style-name="T7">table. The ranger gains a +2 bonus on </text:span></text:span><text:a xlink:type="simple" xlink:href="https://www.d20pfsrd.com/skills/bluff" text:style-name="Internet_20_link" text:visited-style-name="Visited_20_Internet_20_Link"><text:span text:style-name="Strong_20_Emphasis"><text:span text:style-name="T10">Bluff</text:span></text:span></text:a><text:span text:style-name="Strong_20_Emphasis"><text:span text:style-name="T7">, </text:span></text:span><text:a xlink:type="simple" xlink:href="https://www.d20pfsrd.com/skills/knowledge" text:style-name="Internet_20_link" text:visited-style-name="Visited_20_Internet_20_Link"><text:span text:style-name="Strong_20_Emphasis"><text:span text:style-name="T10">Knowledge</text:span></text:span></text:a><text:span text:style-name="Strong_20_Emphasis"><text:span text:style-name="T7">, </text:span></text:span><text:a xlink:type="simple" xlink:href="https://www.d20pfsrd.com/skills/perception" text:style-name="Internet_20_link" text:visited-style-name="Visited_20_Internet_20_Link"><text:span text:style-name="Strong_20_Emphasis"><text:span text:style-name="T10">Perception</text:span></text:span></text:a><text:span text:style-name="Strong_20_Emphasis"><text:span text:style-name="T7">, </text:span></text:span><text:a xlink:type="simple" xlink:href="https://www.d20pfsrd.com/skills/sense-motive" text:style-name="Internet_20_link" text:visited-style-name="Visited_20_Internet_20_Link"><text:span text:style-name="Strong_20_Emphasis"><text:span text:style-name="T10">Sense Motive</text:span></text:span></text:a><text:span text:style-name="Strong_20_Emphasis"><text:span text:style-name="T7">, and </text:span></text:span><text:a xlink:type="simple" xlink:href="https://www.d20pfsrd.com/skills/survival" text:style-name="Internet_20_link" text:visited-style-name="Visited_20_Internet_20_Link"><text:span text:style-name="Strong_20_Emphasis"><text:span text:style-name="T10">Survival</text:span></text:span></text:a><text:span text:style-name="Strong_20_Emphasis"><text:span text:style-name="T4"> </text:span></text:span><text:span text:style-name="Strong_20_Emphasis"><text:span text:style-name="T7">checks against creatures of his selected type. Likewise, he gets a +2 bonus on weapon attack and damage rolls against them. A ranger may make </text:span></text:span><text:a xlink:type="simple" xlink:href="https://www.d20pfsrd.com/skills/knowledge" text:style-name="Internet_20_link" text:visited-style-name="Visited_20_Internet_20_Link"><text:span text:style-name="Strong_20_Emphasis"><text:span text:style-name="T10">Knowledge</text:span></text:span></text:a><text:span text:style-name="Strong_20_Emphasis"><text:span text:style-name="T4"> </text:span></text:span><text:a xlink:type="simple" xlink:href="https://www.d20pfsrd.com/skills#TOC-Skill-Checks" text:style-name="Internet_20_link" text:visited-style-name="Visited_20_Internet_20_Link"><text:span text:style-name="Strong_20_Emphasis"><text:span text:style-name="T10">skill checks</text:span></text:span></text:a><text:span text:style-name="Strong_20_Emphasis"><text:span text:style-name="T4"> </text:span></text:span><text:span text:style-name="Strong_20_Emphasis"><text:span text:style-name="T7">untrained when attempting to identify these creatures.</text:span></text:span><text:span text:style-name="Strong_20_Emphasis"><text:span text:style-name="T4"> </text:span></text:span></text:p>
      <text:p text:style-name="P1"><text:span text:style-name="Strong_20_Emphasis"><text:span text:style-name="T7">At 3th level and every two levels thereafter, the ranger may select an additional </text:span></text:span><text:a xlink:type="simple" xlink:href="https://www.d20pfsrd.com/classes/Core-Classes/ranger/#TOC-Favored-Enemy-Ex-" text:style-name="Internet_20_link" text:visited-style-name="Visited_20_Internet_20_Link"><text:span text:style-name="Strong_20_Emphasis"><text:span text:style-name="T10">favored enemy</text:span></text:span></text:a><text:span text:style-name="Strong_20_Emphasis"><text:span text:style-name="T7">. In addition, at each such interval, the bonus against any one </text:span></text:span><text:a xlink:type="simple" xlink:href="https://www.d20pfsrd.com/classes/Core-Classes/ranger/#TOC-Favored-Enemy-Ex-" text:style-name="Internet_20_link" text:visited-style-name="Visited_20_Internet_20_Link"><text:span text:style-name="Strong_20_Emphasis"><text:span text:style-name="T10">favored enemy</text:span></text:span></text:a><text:span text:style-name="Strong_20_Emphasis"><text:span text:style-name="T7"> (including the one just selected, if so desired) increases by +2. </text:span></text:span></text:p>
      <text:p text:style-name="P1"><text:span text:style-name="Strong_20_Emphasis"><text:span text:style-name="T6"><text:line-break/></text:span></text:span><text:span text:style-name="Strong_20_Emphasis"><text:span text:style-name="T4">Expert Tracker (Ex)</text:span></text:span><text:span text:style-name="Strong_20_Emphasis"><text:span text:style-name="T6">:</text:span></text:span><text:span text:style-name="T6"> A ranger adds her ranger class level to survival checks. <text:s/></text:span></text:p>
      <text:p text:style-name="P1"><text:span text:style-name="Strong_20_Emphasis"><text:span text:style-name="T7"/></text:span></text:p>
      <text:p text:style-name="P1"><text:span text:style-name="Strong_20_Emphasis"><text:span text:style-name="T4">Combat Style </text:span></text:span><text:span text:style-name="Strong_20_Emphasis"><text:span text:style-name="T6">(Ex):</text:span></text:span><text:span text:style-name="T6"> At 2nd level, and every 4 levels thereafter, a ranger must select one </text:span><text:a xlink:type="simple" xlink:href="https://www.d20pfsrd.com/classes/core-classes/ranger/ranger-combat-styles/" text:style-name="Internet_20_link" text:visited-style-name="Visited_20_Internet_20_Link"><text:span text:style-name="T11">combat style</text:span></text:a><text:span text:style-name="T6"> to pursue.</text:span></text:p>
      <text:p text:style-name="P8">The ranger’s expertise manifests in the form of bonus feats at 2nd, and every 4 levels thereafter. He can choose feats from his selected combat style, even if he does not have the normal prerequisites.</text:p>
      <text:p text:style-name="P8">The benefits of the ranger’s chosen style feats apply <text:span text:style-name="T18">only</text:span> when he wears light, medium, or no armor. He loses all benefits of his combat style feats when wearing heavy armor. Once a ranger selects a combat style, it cannot be changed.</text:p>
      <text:p text:style-name="P2"><text:soft-page-break/></text:p>
      <text:p text:style-name="P1"><text:span text:style-name="Strong_20_Emphasis"><text:span text:style-name="T4">Wild Empathy </text:span></text:span><text:span text:style-name="Strong_20_Emphasis"><text:span text:style-name="T6">(Ex):</text:span></text:span><text:span text:style-name="T6"> At 2nd level, a ranger can improve the initial attitude of an animal. <text:s/>This ability functions like diplomacy, but the ranger rolls 1d20+ranger level+ wisdom bonus to determine the check.<text:line-break/>To use this ability, the ranger must be within 30 feet of the animal. <text:s/>Generally, it takes at least one minute to influence an animal. </text:span></text:p>
      <text:p text:style-name="P2">This can be used against magical beasts with intelligence score of 1 or 2, but at a -4 penalty.<text:line-break/></text:p>
      <text:p text:style-name="P1"><text:span text:style-name="Strong_20_Emphasis"><text:span text:style-name="T4">Endurance (Ex):</text:span></text:span><text:span text:style-name="T6"> At 3</text:span><text:span text:style-name="T12">rd</text:span><text:span text:style-name="T6"> level, the ranger gains Endurance as a bonus feat. </text:span></text:p>
      <text:p text:style-name="P2"/>
      <text:p text:style-name="P1"><text:span text:style-name="T4">Favored Terrain (Ex):</text:span><text:span text:style-name="T6"> <text:s/>At 3</text:span><text:span text:style-name="T12">rd</text:span><text:span text:style-name="T6"> level and the ranger may select a favored terrain. The ranger gains a +2 terrain bonus to initiative checks, knowledge(geography), perception, stealth, survival checks when he is in this terrain. <text:s/>A ranger traveling through a favored terrain only leaves a trail if they choose to.<text:line-break/>At 5</text:span><text:span text:style-name="T12">th</text:span><text:span text:style-name="T6"> level and every 2 thereafter, the ranger may select an additional favored terrain. <text:s/>In addition, at each such interval, the skill bonus and initiative bonus in any one favored terrain increases by +2.</text:span></text:p>
      <text:p text:style-name="P1"><text:span text:style-name="Strong_20_Emphasis"><text:span text:style-name="T7"/></text:span></text:p>
      <text:p text:style-name="P1"><text:bookmark text:name="Hunter8217s_Bond_Ex"/><text:span text:style-name="Strong_20_Emphasis"><text:span text:style-name="T4">Hunter’s Bond (Ex):</text:span></text:span><text:span text:style-name="Strong_20_Emphasis"><text:span text:style-name="T7"> </text:span></text:span><text:span text:style-name="T6">At 4th level, a ranger forms a bond with an </text:span><text:a xlink:type="simple" xlink:href="https://www.d20pfsrd.com/classes/core-classes/druid/animal-companions" text:style-name="Internet_20_link" text:visited-style-name="Visited_20_Internet_20_Link"><text:span text:style-name="T9">animal companion</text:span></text:a><text:span text:style-name="T6">. A ranger who selects an </text:span><text:a xlink:type="simple" xlink:href="https://www.d20pfsrd.com/classes/core-classes/druid/animal-companions" text:style-name="Internet_20_link" text:visited-style-name="Visited_20_Internet_20_Link"><text:span text:style-name="T17">animal companion</text:span></text:a><text:span text:style-name="T9"> </text:span><text:span text:style-name="T6">can choose from the following list: </text:span><text:a xlink:type="simple" xlink:href="https://www.d20pfsrd.com/classes/core-classes/druid/animal-companions#TOC-Badger" text:style-name="Internet_20_link" text:visited-style-name="Visited_20_Internet_20_Link"><text:span text:style-name="T9">badger</text:span></text:a><text:span text:style-name="T6">, </text:span><text:a xlink:type="simple" xlink:href="https://www.d20pfsrd.com/classes/core-classes/druid/animal-companions#TOC-Bird" text:style-name="Internet_20_link" text:visited-style-name="Visited_20_Internet_20_Link"><text:span text:style-name="T9">bird</text:span></text:a><text:span text:style-name="T6">, </text:span><text:a xlink:type="simple" xlink:href="https://www.d20pfsrd.com/classes/core-classes/druid/animal-companions#TOC-camel" text:style-name="Internet_20_link" text:visited-style-name="Visited_20_Internet_20_Link"><text:span text:style-name="T9">camel</text:span></text:a><text:span text:style-name="T6">, </text:span><text:a xlink:type="simple" xlink:href="https://www.d20pfsrd.com/classes/core-classes/druid/animal-companions#TOC-Cat-Small" text:style-name="Internet_20_link" text:visited-style-name="Visited_20_Internet_20_Link"><text:span text:style-name="T9">cat (small)</text:span></text:a><text:span text:style-name="T6">, </text:span><text:a xlink:type="simple" xlink:href="https://www.d20pfsrd.com/classes/core-classes/druid/animal-companions#TOC-Rat-Dire" text:style-name="Internet_20_link" text:visited-style-name="Visited_20_Internet_20_Link"><text:span text:style-name="T9">dire rat</text:span></text:a><text:span text:style-name="T6">, </text:span><text:a xlink:type="simple" xlink:href="https://www.d20pfsrd.com/classes/core-classes/druid/animal-companions#TOC-Dog" text:style-name="Internet_20_link" text:visited-style-name="Visited_20_Internet_20_Link"><text:span text:style-name="T9">dog</text:span></text:a><text:span text:style-name="T6">, </text:span><text:a xlink:type="simple" xlink:href="https://www.d20pfsrd.com/classes/core-classes/druid/animal-companions#TOC-Horse" text:style-name="Internet_20_link" text:visited-style-name="Visited_20_Internet_20_Link"><text:span text:style-name="T9">horse</text:span></text:a><text:span text:style-name="T6">, </text:span><text:a xlink:type="simple" xlink:href="https://www.d20pfsrd.com/classes/core-classes/druid/animal-companions#TOC-Pony" text:style-name="Internet_20_link" text:visited-style-name="Visited_20_Internet_20_Link"><text:span text:style-name="T9">pony</text:span></text:a><text:span text:style-name="T6">, snake (</text:span><text:a xlink:type="simple" xlink:href="https://www.d20pfsrd.com/classes/core-classes/druid/animal-companions#TOC-Snake-Viper" text:style-name="Internet_20_link" text:visited-style-name="Visited_20_Internet_20_Link"><text:span text:style-name="T17">viper</text:span></text:a><text:span text:style-name="T9"> </text:span><text:span text:style-name="T6">or </text:span><text:a xlink:type="simple" xlink:href="https://www.d20pfsrd.com/classes/core-classes/druid/animal-companions#TOC-Snake-Constrictor" text:style-name="Internet_20_link" text:visited-style-name="Visited_20_Internet_20_Link"><text:span text:style-name="T9">constrictor</text:span></text:a><text:span text:style-name="T6">), or </text:span><text:a xlink:type="simple" xlink:href="https://www.d20pfsrd.com/classes/core-classes/druid/animal-companions#TOC-Wolf" text:style-name="Internet_20_link" text:visited-style-name="Visited_20_Internet_20_Link"><text:span text:style-name="T9">wolf</text:span></text:a><text:span text:style-name="T6">. If the campaign takes place wholly or partly in an aquatic environment, the ranger may choose a shark instead. This animal is a loyal companion that accompanies the ranger on his adventures as appropriate for its kind. A ranger’s </text:span><text:a xlink:type="simple" xlink:href="https://www.d20pfsrd.com/classes/core-classes/druid/animal-companions" text:style-name="Internet_20_link" text:visited-style-name="Visited_20_Internet_20_Link"><text:span text:style-name="T17">animal companion</text:span></text:a><text:span text:style-name="T9"> </text:span><text:span text:style-name="T6">shares his </text:span><text:a xlink:type="simple" xlink:href="https://www.d20pfsrd.com/classes/Core-Classes/ranger/#TOC-Favored-Enemy-Ex-" text:style-name="Internet_20_link" text:visited-style-name="Visited_20_Internet_20_Link"><text:span text:style-name="T17">favored enemy</text:span></text:a><text:span text:style-name="T9"> </text:span><text:span text:style-name="T6">and </text:span><text:a xlink:type="simple" xlink:href="https://www.d20pfsrd.com/classes/Core-Classes/ranger/#TOC-Favored-Terrain-Ex-" text:style-name="Internet_20_link" text:visited-style-name="Visited_20_Internet_20_Link"><text:span text:style-name="T17">favored terrain</text:span></text:a><text:span text:style-name="T9"> </text:span><text:span text:style-name="T6">bonuses. <text:line-break/><text:line-break/></text:span><text:span text:style-name="T4">Spells:</text:span><text:span text:style-name="T6"> <text:s/>Beginning at 4</text:span><text:span text:style-name="T12">th</text:span><text:span text:style-name="T6"> level, the ranger begins to cast spells from the ranger spell list, with a primary casting ability of wisdom. <text:s/>The Ranger is a spontaneous arcane caster and recovers any spent spell slots each morning with a 15 minute communion with nature. <text:s/>They may cast any spell on the ranger spell list and progress their spells per day as the 1e pathfinder table. <text:line-break/></text:span></text:p>
      <text:p text:style-name="P1"><text:span text:style-name="Strong_20_Emphasis"><text:span text:style-name="T4">Combat Style Mastery (Ex)</text:span></text:span><text:span text:style-name="Strong_20_Emphasis"><text:span text:style-name="T6">:</text:span></text:span><text:span text:style-name="T6"> Beginning at 5</text:span><text:span text:style-name="T12">th</text:span><text:span text:style-name="T6"> level, a ranger has mastered the martial style they have been practicing through their adventures. <text:s/>Select one of the following options:</text:span></text:p>
      <text:p text:style-name="P23"><text:span text:style-name="T8">Archery/Crossbow Mastery:</text:span></text:p>
      <text:p text:style-name="P26"><text:span text:style-name="T4">Partnered Attack:</text:span><text:span text:style-name="T6"> <text:s/>At 5</text:span><text:span text:style-name="T12">th</text:span><text:span text:style-name="T6"> level, when you make a ranged attack against an opponent who is adjacent to your animal companion, you may treat your shots as if you have the precise shot feat. <text:s/>If you already have precise shot, you instead may treat your shots as if you had the improved precise shot feat. <text:s text:c="2"/>If you also have that feat, your attacks treat cover and concealment as partial cover and concealment, which can not be reduced further, instead.</text:span></text:p>
      <text:p text:style-name="P29"><text:span text:style-name="T4">Single Shot Mastery: <text:s/></text:span><text:span text:style-name="T6">At 12</text:span><text:span text:style-name="T12">th</text:span><text:span text:style-name="T6"> level, when you make a single ranged attack in the round against an enemy adjacent to your animal companion, you may treat the attack as if you had applied vital strike. <text:s/>If you already have this feat, you may instead treat the attack as if you have the improved version. <text:s/>If you have improved vital strike feat, it is treated as greater vital strike. <text:s text:c="2"/>If you have greater vital strike, you may instead add damage equal to half the distance in feet you traveled this turn. <text:s/>This damage is capped at 10 per ranger level. <text:s/>Note: this does not count any teleportation or forced movement.</text:span></text:p>
      <text:p text:style-name="P19"><text:span text:style-name="T6"/></text:p>
      <text:p text:style-name="P19"><text:span text:style-name="T4">Deceptive Mastery:</text:span><text:span text:style-name="T6"> </text:span></text:p>
      <text:p text:style-name="P24"><text:span text:style-name="T4">Quickened Feint: </text:span><text:span text:style-name="T6"><text:s/>At 5</text:span><text:span text:style-name="T12">th</text:span><text:span text:style-name="T6"> level, you can now Feint as a move action. <text:s/>If you already could feint as a move action, it can now be done as a swift action. <text:s text:c="2"/>In addition, if you animal companion is adjacent to the target <text:s/>you are feinting against, you may roll twice and take the higher of the two rolls for the feint attempt.</text:span></text:p>
      <text:p text:style-name="P25"><text:span text:style-name="T4">Deadly Strikes:</text:span><text:span text:style-name="T6"> <text:s/>You have become adept at seeing where an opponent is weak when they are caught off guard. <text:s/>You gain +1d6 precision damage when your opponent is flanked or denied their dexterity modifier. <text:s/>In addition, if you successfully feinted against this target this round, double the number of precision damage dice contributed by Deadly Strikes.</text:span></text:p>
      <text:p text:style-name="P25"><text:span text:style-name="T6">This damage is increased by +1d6 at level 9 and every 4 levels thereafter.</text:span></text:p>
      <text:p text:style-name="P25"><text:span text:style-name="T6">At level 10, any time you critically hit a favored enemy you successfully fainted against this round, you may double all your precision damage dice, and not just those dice that were gained from Deadly Strikes.</text:span></text:p>
      <text:p text:style-name="P25"><text:span text:style-name="T6"/></text:p>
      <text:p text:style-name="P20"><text:span text:style-name="T8">Elemental <text:s/>Mastery:</text:span></text:p>
      <text:p text:style-name="P26"><text:span text:style-name="T4">Elemental Shielding:</text:span><text:span text:style-name="T6"> <text:s/>At 5</text:span><text:span text:style-name="T12">th</text:span><text:span text:style-name="T6"> level, any time you gain concealment from wind stance or lightning stance you also gain a <text:s/>+2 shield bonus to AC. <text:s/>This bonus lasts for as long as the concealment.</text:span></text:p>
      <text:p text:style-name="P29"><text:span text:style-name="T6">This bonus increases by +1 every 3 levels thereafter.</text:span></text:p>
      <text:p text:style-name="P29"><text:soft-page-break/><text:span text:style-name="T4">Elemental Weaponry:</text:span><text:span text:style-name="T6"> <text:s/>At 9</text:span><text:span text:style-name="T12">th</text:span><text:span text:style-name="T6"> level, whenever you hit an enemy with a weapon that to deals additional elemental damage, you may add an additional 1d6 to that damage for each damage type. <text:s/>The damage can come from a spell, class feature, or weapon property.</text:span></text:p>
      <text:p text:style-name="P29"><text:span text:style-name="T6">At 15</text:span><text:span text:style-name="T12">th</text:span><text:span text:style-name="T6"> level, and every 6 levels thereafter, you may add an additional 1d6 damage to each damage type.</text:span></text:p>
      <text:p text:style-name="P29"><text:span text:style-name="T6"/></text:p>
      <text:p text:style-name="P20"><text:span text:style-name="T8">Menacing Mastery:</text:span></text:p>
      <text:p text:style-name="P26"><text:span text:style-name="T4">Reaping the Fearful:</text:span><text:span text:style-name="T6"> At 5</text:span><text:span text:style-name="T12">th</text:span><text:span text:style-name="T6"> level, when attacking an enemy who is shaken, frightened, or panicked, you deal additional damage precision equal to your ranger levels. </text:span></text:p>
      <text:p text:style-name="P29"><text:span text:style-name="T4">Greater Menace</text:span><text:span text:style-name="T6">: At 9</text:span><text:span text:style-name="T12">th</text:span><text:span text:style-name="T6"> level, when you kill an enemy, you can take 10 on any triggering intimidate check. <text:s/>If this was a favored enemy, you can take 20 instead.</text:span></text:p>
      <text:p text:style-name="P26"><text:span text:style-name="T6"/></text:p>
      <text:p text:style-name="P20"><text:span text:style-name="T8">Mounted Combat Mastery:</text:span></text:p>
      <text:p text:style-name="P26"><text:span text:style-name="T4">Mighty Charge</text:span><text:span text:style-name="T6">: At 5</text:span><text:span text:style-name="T12">th</text:span><text:span text:style-name="T6"> level, when you are mounted using your animal companion as a mount, you may treat any weapon in the spear group you are using as if it were a lance for the purposes of multiplying damage on a charge.</text:span></text:p>
      <text:p text:style-name="P29"><text:span text:style-name="T4">Skirmishing Master:</text:span><text:span text:style-name="T6"> <text:s/>When you make a full attack while mounted, if your animal companion is your mount, they may also make a full attack, even if they moved this round with the mounted Skirmisher feat.</text:span></text:p>
      <text:p text:style-name="P29"><text:span text:style-name="T6"/></text:p>
      <text:p text:style-name="P20"><text:span text:style-name="T8">Natural Weapon Mastery:</text:span></text:p>
      <text:p text:style-name="P26"><text:span text:style-name="T4">Claw Mastery</text:span><text:span text:style-name="T6">: At 5</text:span><text:span text:style-name="T12">th</text:span><text:span text:style-name="T6"> level, your natural weapons have become more prominent through repeated use. <text:s/>All of your natural weapons are considered one step larger.</text:span></text:p>
      <text:p text:style-name="P29"><text:span text:style-name="T4">Vital Strike Mastery:</text:span><text:span text:style-name="T6"> At 10</text:span><text:span text:style-name="T12">th</text:span><text:span text:style-name="T6"> level, when using vital strike with a natural weapon, you may multiple the additional dice on a critical hit. <text:s/>This does not apply to the 3</text:span><text:span text:style-name="T12">rd</text:span><text:span text:style-name="T6"> and 4</text:span><text:span text:style-name="T12">th</text:span><text:span text:style-name="T6"> set of weapon dice granted by the improved and greater versions of vital strike. <text:s/></text:span></text:p>
      <text:p text:style-name="P29"><text:span text:style-name="T6">At 17</text:span><text:span text:style-name="T12">th</text:span><text:span text:style-name="T6"> level, this now applies to all damage dice granted by Improved Vital Strike. <text:s/>At level 24, all dice added by greater vital strike are multiplied on a crit.</text:span></text:p>
      <text:p text:style-name="P29"><text:span text:style-name="T6"/></text:p>
      <text:p text:style-name="P20"><text:span text:style-name="T8">Two Handed Weapon:</text:span></text:p>
      <text:p text:style-name="P27"><text:span text:style-name="T4">Team Power Attack: </text:span><text:span text:style-name="T6"><text:s/>At 5</text:span><text:span text:style-name="T12">th</text:span><text:span text:style-name="T6"> level, when power attacking an opponent flanked by your animal companion, you may choose to forgo the flanking bonus to instead double the damage bonus power attack provides. </text:span></text:p>
      <text:p text:style-name="P30"><text:span text:style-name="T4">Furious Mastery: </text:span><text:span text:style-name="T6"><text:s/>At 9</text:span><text:span text:style-name="T12">th</text:span><text:span text:style-name="T6"> level, when you are wielding a two handed weapon, and using power attack, you do not suffer power attacks penalty on the first melee attack roll each turn. <text:s/>If you already have an ability that prevents a penalty on your first attack, this instead applies to your second power attack each turn.</text:span></text:p>
      <text:p text:style-name="P30"><text:span text:style-name="T6">At 18</text:span><text:span text:style-name="T12">th</text:span><text:span text:style-name="T6"> level, and every 9 levels thereafter, you may negate the penalty from power attack an additional time each turn. </text:span></text:p>
      <text:p text:style-name="P30"><text:span text:style-name="T6"/></text:p>
      <text:p text:style-name="P20"><text:span text:style-name="T8">Underhanded Mastery:</text:span></text:p>
      <text:p text:style-name="P26"><text:span text:style-name="T4">Defensive Fighting Mastery</text:span><text:span text:style-name="T6">: <text:s/>At 5</text:span><text:span text:style-name="T12">th</text:span><text:span text:style-name="T6"> level, if you choose to take a penalty on melee attack rolls using the combat expertise feat, you may increase the dodge bonus to AC by half your Ranger level. </text:span></text:p>
      <text:p text:style-name="P29"><text:span text:style-name="T4">Nasty Trick</text:span><text:span text:style-name="T6">: <text:s/>At 10</text:span><text:span text:style-name="T12">th</text:span><text:span text:style-name="T6"> level, when you perform a steal or dirty trick combat maneuver in place of an attack, you may deal damage equal to the attack your forwent, provided the combat maneuver succeeded. </text:span></text:p>
      <text:p text:style-name="P29"><text:span text:style-name="T6">At 18</text:span><text:span text:style-name="T12">th</text:span><text:span text:style-name="T6"> level, and every 8 levels thereafter, you may replace one attack per round with a steal or dirty trick combat maneuver. <text:s/>If you can already replace one attack with one of these maneuvers, you may replace an additional attack.</text:span></text:p>
      <text:p text:style-name="P29"><text:span text:style-name="T6"/></text:p>
      <text:p text:style-name="P20"><text:span text:style-name="T8">Weapon and Shield Mastery:</text:span></text:p>
      <text:p text:style-name="P26"><text:span text:style-name="T4">Defensive Reflexes: </text:span><text:span text:style-name="T6"><text:s/>At 5</text:span><text:span text:style-name="T12">th</text:span><text:span text:style-name="T6"> level, when using a shield, you may apply your shield bonus to your reflex saves.</text:span></text:p>
      <text:p text:style-name="P29"><text:span text:style-name="T4">Bashing Reposte: </text:span><text:span text:style-name="T6">At 10</text:span><text:span text:style-name="T12">th</text:span><text:span text:style-name="T6"> level, once per round as a free action, if an enemy in reach attacked you and missed by a margin less than your shield bonus, you may make an attack against them with your shield. <text:s/>You gain an attack and damage bonus to this attack equal to your shield bonus.</text:span></text:p>
      <text:p text:style-name="P29"><text:span text:style-name="T6">At 18</text:span><text:span text:style-name="T12">th</text:span><text:span text:style-name="T6"> level, you may increase your shields bonus to ac by 1. <text:s/>In addition, when an enemy triggers your reposte and you hit with your shield, you may make one attack with any weapon you are wielding apart from your shield.</text:span></text:p>
      <text:p text:style-name="P29"><text:span text:style-name="T6">At level 27 and every 9 levels thereafter, you may make an additional attack with any weapon you are wielding, apart from your shield.</text:span></text:p>
      <text:p text:style-name="P2"/>
      <text:p text:style-name="P2"><text:soft-page-break/><text:span text:style-name="T15">Animal Specialty (Ex)</text:span>: <text:s/>Beginning at 6<text:span text:style-name="T16">th</text:span> level, a ranger has determined what type of relationship they have with their animal. <text:s/>Should an animal die, the ranger has the option to raise the next animal they find differently.</text:p>
      <text:p text:style-name="P18"><text:s/><text:span text:style-name="T15">Closely Bonded: </text:span><text:s/>At 6<text:span text:style-name="T16">th</text:span> level, you have developed a tight bond with your companion and are stronger when closer together.</text:p>
      <text:p text:style-name="P28"><text:span text:style-name="T15">Emotional Reassurance:</text:span> <text:s/>Your pet is notably braver when near you. <text:s/>When within 30 feet of you they are immune to fear effects. <text:s/>Should you fail a save, then will follow you and on each turn, attempt to encourage you to break out, allowing you a new save, gaining a bonus equal to half your ranger level.</text:p>
      <text:p text:style-name="P31">This distance increases by 5 feet every 3 levels thereafter.</text:p>
      <text:p text:style-name="P31"><text:span text:style-name="T15">Tactical Teamwork:</text:span> <text:s/>At 12<text:span text:style-name="T16">th</text:span> level, when you and your animal companion are both adjacent to an enemy, they are considered to be flanked for all purposes. <text:s/>You may also select one teamwork feat for you and your companion to both learn. <text:s/>You gain an additional feat every 4 levels thereafter.</text:p>
      <text:p text:style-name="P31"/>
      <text:p text:style-name="P22"><text:span text:style-name="T15">Independent Spirited: </text:span><text:s/>While your bond with your companion is still strong, you are at your best when working together from a distance.</text:p>
      <text:p text:style-name="P28"><text:span text:style-name="T15">Self Reliant: </text:span><text:s/>At 6<text:span text:style-name="T16">th</text:span> level, when you and your animal companion are not within 30 feet of each other, you gain a +2 dodge bonus to AC. <text:s/>This bonus increases by +2 every 4 levels thereafter. <text:s/>This distance decreases by 5 feet every 4 levels thereafter, to a minimum of 5 feet.</text:p>
      <text:p text:style-name="P31"><text:span text:style-name="T15">Unspoken Communication:</text:span> <text:s/>Your animal companion can act independently of you, even if you fall unconcious. <text:s/>If you are unconcous for any reason, your companion will not defend your body but will instead act with any surviving allies as effectively as possible. <text:s/>Your companion will listen to whoever in the party they have known the longest or bonded with the most.</text:p>
      <text:p text:style-name="P2"/>
      <text:p text:style-name="P1"><text:span text:style-name="Strong_20_Emphasis"><text:span text:style-name="T4">Magical Specialty (Ex):</text:span></text:span><text:span text:style-name="T6"> Each ranger has a slightly different relationship with the fey wilds they draw their spell's power from. <text:s/>Beginning at 7th level, a ranger has developed their own magical tradition.</text:span></text:p>
      <text:p text:style-name="P17"><text:span text:style-name="T4">Focused Academic:</text:span><text:span text:style-name="T6"> <text:s/>You have focused on studying the nature of your magical bond with nature.</text:span></text:p>
      <text:p text:style-name="P26"><text:span text:style-name="T4">Expanded Spellwork:</text:span><text:span text:style-name="T6"> At 7</text:span><text:span text:style-name="T12">th</text:span><text:span text:style-name="T6"> level, you gain an additional spell per day for each spell level you have.</text:span></text:p>
      <text:p text:style-name="P29"><text:span text:style-name="T4">Expanded Knowledge:</text:span><text:span text:style-name="T6"> <text:s/>You have worked with enough druids to understand some of their magic. <text:s/>You may cast druid scrolls, using your ranger spell casting level for any check for not having the spell on your list. <text:s/>In addition, you may add your wisdom modifier to the UMD roll, in addition to their charisma modifier normally associated with the skill. </text:span></text:p>
      <text:p text:style-name="P29"><text:span text:style-name="T4">Natural Mastery:</text:span><text:span text:style-name="T6"> At 10</text:span><text:span text:style-name="T12">th</text:span><text:span text:style-name="T6"> level, you have learned to pull magic from terrain you know best. <text:s/>When casting spells in a favored terrain, you gain a bonus to your caster level equal to your favored terrain initiative bonus.</text:span></text:p>
      <text:p text:style-name="P19"><text:span text:style-name="T6"/></text:p>
      <text:p text:style-name="P19"><text:span text:style-name="T4">Hurried Caster:</text:span><text:span text:style-name="T6"> You have focused more on casting faster than casting better.</text:span></text:p>
      <text:p text:style-name="P26"><text:span text:style-name="T4">Selfish Casting: </text:span><text:span text:style-name="T6">When casting a spell that targets only yourself or your companion, you may cast it as a swift action.</text:span></text:p>
      <text:p text:style-name="P29"><text:span text:style-name="T4">Quickened Mastery</text:span><text:span text:style-name="T6">: At 12</text:span><text:span text:style-name="T12">th</text:span><text:span text:style-name="T6"> level, you may choose to sacrifice your highest spell level. <text:s/>If you do, any spell you cast is considered altered by the quickened metamagic. <text:s/>In addition, when you quicken a spell, you may choose to cast it as either a swift or move action. </text:span></text:p>
      <text:p text:style-name="P29"><text:span text:style-name="T6">At 20</text:span><text:span text:style-name="T12">th</text:span><text:span text:style-name="T6"> level, and every 8 levels thereafter, the ranger may choose to sacrifice their next highest spell level in order to cast their lowest, or next lowest, level spells as free actions instead of swift when quickened. <text:s/>Spells targeting yourself now always may be cast as free actions.</text:span></text:p>
      <text:p text:style-name="P19"><text:span text:style-name="T6"/></text:p>
      <text:p text:style-name="P19"><text:span text:style-name="T4">Enhanced Combatant</text:span><text:span text:style-name="T6">: <text:s/>You have mastered the ability to enhance yourself long before combat.</text:span></text:p>
      <text:p text:style-name="P24"><text:span text:style-name="T4">Extended Spellwork:</text:span><text:span text:style-name="T6"> <text:s/>At 7</text:span><text:span text:style-name="T12">th</text:span><text:span text:style-name="T6"> level your harmless spells are considered to have the extend meta-magic applied. <text:s/>You do not need the feat in order for this to work.</text:span></text:p>
      <text:p text:style-name="P25"><text:span text:style-name="T4">Personal Mastery:</text:span><text:span text:style-name="T6"> At 12</text:span><text:span text:style-name="T12">th</text:span><text:span text:style-name="T6"> level, when you cast a spell with a target of personal, if the full duration of the spell effects both you and your animal companion. <text:s/>In addition, you double the duration of this spell, this increase is additive to the increase grated by extend spell.</text:span></text:p>
      <text:p text:style-name="P25"><text:span text:style-name="T6">Every 8</text:span><text:span text:style-name="T12">th</text:span><text:span text:style-name="T6"> level thereafter, the base duration of the spell is again added to the total duration of personal spells.</text:span></text:p>
      <text:p text:style-name="P21"/>
      <text:p text:style-name="P1"><text:span text:style-name="Strong_20_Emphasis"><text:span text:style-name="T4">Quarry </text:span></text:span><text:span text:style-name="Strong_20_Emphasis"><text:span text:style-name="T6">(Ex):</text:span></text:span><text:span text:style-name="T6"> At 8th level, once per day, a ranger can, as a swift action, denote one target within his line of sight as their quarry.<text:line-break/>A ranger can take 10 on any skill check related to tracking or moving against the quarry. <text:s/>In addition, the ranger receives +2 bonus to attack rolls made against the quarry, and critical threats are automatically confirmed.<text:line-break/></text:span><text:soft-page-break/><text:span text:style-name="T6">This lasts until the target dies, or the ranger selects a new quarry. <text:s/>A ranger may only have one quarry at a time. <text:line-break/>If the quarry is the ranger's favored enemy, <text:s/>all allies receive the ranger's favored enemy bonus against the quarry.</text:span></text:p>
      <text:p text:style-name="P2">The ranger gains an additional use of this ability at level 14 and every 6 levels thereafter. <text:s/></text:p>
      <text:p text:style-name="P2"/>
      <text:p text:style-name="P4"><text:span text:style-name="T3">Loyal Companion: </text:span><text:span text:style-name="T2">At 9</text:span><text:span text:style-name="T13">th</text:span><text:span text:style-name="T2"> level, your companion gains a bonus to will saves equal to half your ranger level. </text:span></text:p>
      <text:p text:style-name="P3"/>
      <text:p text:style-name="P1"><text:span text:style-name="Strong_20_Emphasis"><text:span text:style-name="T8">Master Hunter (Ex):</text:span></text:span><text:span text:style-name="T6"> Beginning at 10th level, a ranger can, as a standard action, make a single attack against a favored enemy at her full attack bonus. <text:s/>If the attack hits, the target takes damage normally and must make a fortitude save or die. <text:s/>The DC of this save is equal to 10+1/2 the rangers class level + the ranger's wisdom modifier. <text:s text:c="2"/></text:span></text:p>
      <text:p text:style-name="P2">A ranger can instead choose to deal non-lethal damage equal to the target creatures current hit points instead of killing their target. <text:line-break/>A ranger can use this ability once per day against each favored enemy they possess.</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29:28.25</meta:creation-date>
    <dc:date>2021-08-15T09:22:03.58</dc:date>
    <meta:editing-duration>P2DT15H23M5S</meta:editing-duration>
    <meta:editing-cycles>24</meta:editing-cycles>
    <meta:generator>OpenOffice/4.1.5$Win32 OpenOffice.org_project/415m1$Build-9789</meta:generator>
    <meta:document-statistic meta:table-count="1" meta:image-count="0" meta:object-count="0" meta:page-count="5" meta:paragraph-count="149" meta:word-count="2892" meta:character-count="16684"/>
  </office:meta>
</office:document-meta>
</file>